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14.5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12.7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4.8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2cm" svg:height="16cm" svg:x="3cm" svg:y="4cm" svg:viewBox="0 0 22001 16001" svg:d="M22001 8001c0 1404-508 2784-1474 4000-965 1216-2354 2226-4026 2928-1673 702-3570 1072-5500 1072-1931 0-3828-370-5501-1072-1672-702-3061-1712-4026-2928-966-1216-1474-2596-1474-4000 0-1405 508-2785 1474-4001 965-1216 2354-2226 4026-2928 1673-702 3570-1072 5500-1072 1931 0 3828 370 5501 1072 1672 702 3061 1712 4026 2928 966 1216 1474 2596 1474 4000z">
          <text:p text:style-name="P2"><text:span text:style-name="T1">C</text:span></text:p>
        </draw:path>
        <draw:path draw:style-name="gr3" draw:text-style-name="P3" draw:layer="layout" svg:width="17.999cm" svg:height="11.249cm" svg:x="5cm" svg:y="7.25cm" svg:viewBox="0 0 18000 11250" svg:d="M18000 5625c0 987-416 1957-1206 2813-790 855-1926 1565-3294 2058-1368 494-2920 754-4500 754s-3132-260-4500-754c-1368-493-2504-1203-3294-2058-790-856-1206-1826-1206-2813s416-1957 1206-2812c790-856 1926-1566 3294-2059 1368-494 2920-754 4500-754s3132 260 4500 754c1368 493 2504 1203 3294 2058 790 856 1206 1826 1206 2813z">
          <text:p text:style-name="P2"><text:span text:style-name="T1">B</text:span></text:p>
        </draw:path>
        <draw:path draw:style-name="gr4" draw:text-style-name="P3" draw:layer="layout" svg:width="10.249cm" svg:height="7.749cm" svg:x="8.5cm" svg:y="9.25cm" svg:viewBox="0 0 10250 7750" svg:d="M10250 3875c0 680-237 1348-687 1938-449 589-1096 1078-1875 1418-780 340-1663 519-2563 519s-1783-179-2562-519c-780-340-1427-829-1876-1418-450-590-687-1258-687-1938s237-1348 687-1937c449-590 1096-1079 1875-1419 780-340 1663-519 2563-519s1783 179 2562 519c780 340 1427 829 1876 1418 450 590 687 1258 687 1938z">
          <text:p text:style-name="P2"><text:span text:style-name="T1">A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45:23.504000000</meta:creation-date>
    <dc:date>2024-07-16T11:13:48.121000000</dc:date>
    <meta:editing-duration>PT20H56M47S</meta:editing-duration>
    <meta:editing-cycles>2</meta:editing-cycles>
    <meta:generator>LibreOffice/7.2.7.2$Windows_X86_64 LibreOffice_project/8d71d29d553c0f7dcbfa38fbfda25ee34cce99a2</meta:generator>
    <meta:document-statistic meta:object-count="4"/>
  </office:meta>
</office:document-meta>
</file>